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CASE :&lt;Open account&gt;</text:p>
      <text:p text:style-name="Standard">LEVEL : User Goal</text:p>
      <text:p text:style-name="Standard">SCOPE : Qcity Bank</text:p>
      <text:p text:style-name="Standard">PRIMARY ACTOR : Clerk</text:p>
      <text:p text:style-name="Standard">STAKEHOLDERS AND INTERESTS :</text:p>
      <text:p text:style-name="Standard">CUSTOMER : Wants to open account,to save money and earn interests</text:p>
      <text:p text:style-name="Standard">CLERK : Opens account by collecting documents and entering details in to the system</text:p>
      <text:p text:style-name="Standard">PRE-CONDITIONS :Customer doesn't have any Account in Qcity bank</text:p>
      <text:p text:style-name="Standard"><text:s text:c="2"/><text:tab/><text:tab/><text:tab/>Customer must be registered and must have a valid customer id</text:p>
      <text:p text:style-name="Standard">SUCCESS GUARANTEE : Customer opens account and his customer id and account number are added to database</text:p>
      <text:p text:style-name="Standard">MAIN SUCCESS SCENARIO : </text:p>
      <text:p text:style-name="Standard">&lt;1&gt; Customer Reaches to clerk for opening account</text:p>
      <text:p text:style-name="Standard">&lt;2&gt; Customer fills form and submit documents</text:p>
      <text:p text:style-name="Standard">&lt;3&gt; Clerk enter Details in the system and authenticates</text:p>
      <text:p text:style-name="Standard">&lt;4&gt;System confirms registration with clerk</text:p>
      <text:p text:style-name="Standard">&lt;5&gt;Clerk matches the stored signature with the form signature</text:p>
      <text:p text:style-name="Standard">&lt;6&gt;He verifies it</text:p>
      <text:p text:style-name="Standard">&lt;7&gt;Bank database is updated with customer id and account number</text:p>
      <text:p text:style-name="Standard">&lt;8&gt;Customer is provided with customer id and account number</text:p>
      <text:p text:style-name="Standard">EXTENSIONS :</text:p>
      <text:p text:style-name="Standard">4 -&gt;Customer cancels registration</text:p>
      <text:p text:style-name="Standard">-&gt;so clerk doesn't confirms registration</text:p>
      <text:p text:style-name="Standard">-&gt;Clerk asks customer to refill the form</text:p>
      <text:p text:style-name="Standard">→ go to step 3</text:p>
      <text:p text:style-name="Standard">7 -&gt;Database not updated,error occurs</text:p>
      <text:p text:style-name="Standard">-&gt; go to step 3 for reregistration</text:p>
      <text:p text:style-name="Standard">3-&gt;Authentication problem</text:p>
      <text:p text:style-name="Standard">-&gt;solve problem</text:p>
      <text:p text:style-name="Standard">-&gt;go to step 3 for reregist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1:37:51.19</meta:creation-date>
    <dc:date>2014-04-08T12:21:21.90</dc:date>
    <meta:editing-duration>PT17M26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1" meta:paragraph-count="29" meta:word-count="191" meta:character-count="1185"/>
  </office:meta>
</office:document-meta>
</file>